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96">
            <text:p>796</text:p>
          </table:table-cell>
          <table:table-cell table:formula="of:=ABS([.I1]-[.H1])/[.H1]" office:value-type="float" office:value="0.0690058479532164">
            <text:p>0.069005848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83">
            <text:p>683</text:p>
          </table:table-cell>
          <table:table-cell table:formula="of:=ABS([.I2]-[.H2])/[.H2]" office:value-type="float" office:value="0.248624862486249">
            <text:p>0.248624862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41">
            <text:p>741</text:p>
          </table:table-cell>
          <table:table-cell table:formula="of:=ABS([.I3]-[.H3])/[.H3]" office:value-type="float" office:value="0.171140939597315">
            <text:p>0.1711409396</text:p>
          </table:table-cell>
          <table:table-cell/>
          <table:table-cell table:formula="of:=[.$F101]" office:value-type="float" office:value="0.678571428571429">
            <text:p>0.6785714286</text:p>
          </table:table-cell>
          <table:table-cell table:formula="of:=[.J101]" office:value-type="float" office:value="0.359697158799796">
            <text:p>0.3596971588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149519790721214">
            <text:p>0.1495197907</text:p>
          </table:table-cell>
          <table:table-cell table:formula="of:=[.$F44]" office:value-type="float" office:value="0.952380952380952">
            <text:p>0.9523809524</text:p>
          </table:table-cell>
          <table:table-cell table:formula="of:=[.$J44]" office:value-type="float" office:value="0.213822578677442">
            <text:p>0.2138225787</text:p>
          </table:table-cell>
          <table:table-cell table:formula="of:=[.$F66]" office:value-type="float" office:value="0.666666666666667">
            <text:p>0.6666666667</text:p>
          </table:table-cell>
          <table:table-cell table:formula="of:=[.$J66]" office:value-type="float" office:value="0.23513670195756">
            <text:p>0.235136702</text:p>
          </table:table-cell>
          <table:table-cell table:formula="of:=[.$F88]" office:value-type="float" office:value="0.0952380952380952">
            <text:p>0.0952380952</text:p>
          </table:table-cell>
          <table:table-cell table:formula="of:=[.$J88]" office:value-type="float" office:value="0.840309563842969">
            <text:p>0.8403095638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721210440657596">
            <text:p>0.7212104407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511405322789198">
            <text:p>0.5114053228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89">
            <text:p>789</text:p>
          </table:table-cell>
          <table:table-cell table:formula="of:=ABS([.I4]-[.H4])/[.H4]" office:value-type="float" office:value="0.0889145496535797">
            <text:p>0.0889145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04">
            <text:p>904</text:p>
          </table:table-cell>
          <table:table-cell table:formula="of:=ABS([.I5]-[.H5])/[.H5]" office:value-type="float" office:value="0.151173708920188">
            <text:p>0.1511737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25">
            <text:p>825</text:p>
          </table:table-cell>
          <table:table-cell table:formula="of:=ABS([.I6]-[.H6])/[.H6]" office:value-type="float" office:value="0.150360453141092">
            <text:p>0.15036045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03">
            <text:p>703</text:p>
          </table:table-cell>
          <table:table-cell table:formula="of:=ABS([.I7]-[.H7])/[.H7]" office:value-type="float" office:value="0.210112359550562">
            <text:p>0.21011235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25">
            <text:p>925</text:p>
          </table:table-cell>
          <table:table-cell table:formula="of:=ABS([.I8]-[.H8])/[.H8]" office:value-type="float" office:value="0.0949119373776908">
            <text:p>0.09491193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88">
            <text:p>788</text:p>
          </table:table-cell>
          <table:table-cell table:formula="of:=ABS([.I9]-[.H9])/[.H9]" office:value-type="float" office:value="0.0847851335656214">
            <text:p>0.0847851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95">
            <text:p>895</text:p>
          </table:table-cell>
          <table:table-cell table:formula="of:=ABS([.I10]-[.H10])/[.H10]" office:value-type="float" office:value="0.0345199568500539">
            <text:p>0.03451995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13">
            <text:p>813</text:p>
          </table:table-cell>
          <table:table-cell table:formula="of:=ABS([.I11]-[.H11])/[.H11]" office:value-type="float" office:value="0.116304347826087">
            <text:p>0.1163043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54">
            <text:p>954</text:p>
          </table:table-cell>
          <table:table-cell table:formula="of:=ABS([.I12]-[.H12])/[.H12]" office:value-type="float" office:value="0.110074626865672">
            <text:p>0.11007462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67">
            <text:p>767</text:p>
          </table:table-cell>
          <table:table-cell table:formula="of:=ABS([.I13]-[.H13])/[.H13]" office:value-type="float" office:value="0.191780821917808">
            <text:p>0.1917808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33">
            <text:p>833</text:p>
          </table:table-cell>
          <table:table-cell table:formula="of:=ABS([.I14]-[.H14])/[.H14]" office:value-type="float" office:value="0.096529284164859">
            <text:p>0.09652928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53">
            <text:p>653</text:p>
          </table:table-cell>
          <table:table-cell table:formula="of:=ABS([.I15]-[.H15])/[.H15]" office:value-type="float" office:value="0.20462850182704">
            <text:p>0.20462850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93">
            <text:p>893</text:p>
          </table:table-cell>
          <table:table-cell table:formula="of:=ABS([.I16]-[.H16])/[.H16]" office:value-type="float" office:value="0.0887755102040816">
            <text:p>0.08877551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36">
            <text:p>736</text:p>
          </table:table-cell>
          <table:table-cell table:formula="of:=ABS([.I17]-[.H17])/[.H17]" office:value-type="float" office:value="0.277013752455796">
            <text:p>0.2770137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990">
            <text:p>990</text:p>
          </table:table-cell>
          <table:table-cell table:formula="of:=ABS([.I18]-[.H18])/[.H18]" office:value-type="float" office:value="0.154568744662681">
            <text:p>0.15456874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790">
            <text:p>790</text:p>
          </table:table-cell>
          <table:table-cell table:formula="of:=ABS([.I19]-[.H19])/[.H19]" office:value-type="float" office:value="0.242569511025887">
            <text:p>0.2425695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67">
            <text:p>867</text:p>
          </table:table-cell>
          <table:table-cell table:formula="of:=ABS([.I20]-[.H20])/[.H20]" office:value-type="float" office:value="0.126888217522659">
            <text:p>0.12688821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74">
            <text:p>874</text:p>
          </table:table-cell>
          <table:table-cell table:formula="of:=ABS([.I21]-[.H21])/[.H21]" office:value-type="float" office:value="0.227232537577365">
            <text:p>0.227232537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149519790721214">
            <text:p>0.14951979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76">
            <text:p>676</text:p>
          </table:table-cell>
          <table:table-cell table:formula="of:=ABS([.I23]-[.H23])/[.H23]" office:value-type="float" office:value="0.151819322459222">
            <text:p>0.15181932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639">
            <text:p>639</text:p>
          </table:table-cell>
          <table:table-cell table:formula="of:=ABS([.I24]-[.H24])/[.H24]" office:value-type="float" office:value="0.273863636363636">
            <text:p>0.2738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08">
            <text:p>708</text:p>
          </table:table-cell>
          <table:table-cell table:formula="of:=ABS([.I25]-[.H25])/[.H25]" office:value-type="float" office:value="0.208053691275168">
            <text:p>0.2080536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32">
            <text:p>632</text:p>
          </table:table-cell>
          <table:table-cell table:formula="of:=ABS([.I26]-[.H26])/[.H26]" office:value-type="float" office:value="0.204030226700252">
            <text:p>0.20403022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692">
            <text:p>692</text:p>
          </table:table-cell>
          <table:table-cell table:formula="of:=ABS([.I27]-[.H27])/[.H27]" office:value-type="float" office:value="0.350234741784038">
            <text:p>0.3502347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406">
            <text:p>406</text:p>
          </table:table-cell>
          <table:table-cell table:formula="of:=ABS([.I28]-[.H28])/[.H28]" office:value-type="float" office:value="0.53811149032992">
            <text:p>0.53811149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10">
            <text:p>710</text:p>
          </table:table-cell>
          <table:table-cell table:formula="of:=ABS([.I29]-[.H29])/[.H29]" office:value-type="float" office:value="0.126691266912669">
            <text:p>0.12669126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45">
            <text:p>745</text:p>
          </table:table-cell>
          <table:table-cell table:formula="of:=ABS([.I30]-[.H30])/[.H30]" office:value-type="float" office:value="0.258706467661692">
            <text:p>0.25870646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05">
            <text:p>605</text:p>
          </table:table-cell>
          <table:table-cell table:formula="of:=ABS([.I31]-[.H31])/[.H31]" office:value-type="float" office:value="0.204993429697766">
            <text:p>0.20499342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08">
            <text:p>708</text:p>
          </table:table-cell>
          <table:table-cell table:formula="of:=ABS([.I32]-[.H32])/[.H32]" office:value-type="float" office:value="0.100381194409149">
            <text:p>0.10038119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18">
            <text:p>618</text:p>
          </table:table-cell>
          <table:table-cell table:formula="of:=ABS([.I33]-[.H33])/[.H33]" office:value-type="float" office:value="0.220680958385876">
            <text:p>0.2206809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753">
            <text:p>753</text:p>
          </table:table-cell>
          <table:table-cell table:formula="of:=ABS([.I34]-[.H34])/[.H34]" office:value-type="float" office:value="0.255192878338279">
            <text:p>0.25519287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1013">
            <text:p>1013</text:p>
          </table:table-cell>
          <table:table-cell table:formula="of:=ABS([.I35]-[.H35])/[.H35]" office:value-type="float" office:value="0.0869098712446352">
            <text:p>0.08690987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83">
            <text:p>683</text:p>
          </table:table-cell>
          <table:table-cell table:formula="of:=ABS([.I36]-[.H36])/[.H36]" office:value-type="float" office:value="0.238573021181717">
            <text:p>0.2385730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01">
            <text:p>601</text:p>
          </table:table-cell>
          <table:table-cell table:formula="of:=ABS([.I37]-[.H37])/[.H37]" office:value-type="float" office:value="0.158263305322129">
            <text:p>0.15826330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40">
            <text:p>740</text:p>
          </table:table-cell>
          <table:table-cell table:formula="of:=ABS([.I38]-[.H38])/[.H38]" office:value-type="float" office:value="0.237899073120494">
            <text:p>0.2378990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00">
            <text:p>800</text:p>
          </table:table-cell>
          <table:table-cell table:formula="of:=ABS([.I39]-[.H39])/[.H39]" office:value-type="float" office:value="0.12472647702407">
            <text:p>0.1247264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85">
            <text:p>885</text:p>
          </table:table-cell>
          <table:table-cell table:formula="of:=ABS([.I40]-[.H40])/[.H40]" office:value-type="float" office:value="0.221635883905013">
            <text:p>0.2216358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718">
            <text:p>718</text:p>
          </table:table-cell>
          <table:table-cell table:formula="of:=ABS([.I41]-[.H41])/[.H41]" office:value-type="float" office:value="0.278391959798995">
            <text:p>0.2783919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717">
            <text:p>717</text:p>
          </table:table-cell>
          <table:table-cell table:formula="of:=ABS([.I42]-[.H42])/[.H42]" office:value-type="float" office:value="0.172055427251732">
            <text:p>0.1720554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2">
            <text:p>862</text:p>
          </table:table-cell>
          <table:table-cell table:formula="of:=ABS([.I43]-[.H43])/[.H43]" office:value-type="float" office:value="0.0790598290598291">
            <text:p>0.079059829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0">
            <text:p>20</text:p>
          </table:table-cell>
          <table:table-cell table:style-name="ce1" table:formula="of:=[.E44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23:.J43])" office:value-type="float" office:value="0.213822578677442">
            <text:p>0.2138225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794">
            <text:p>794</text:p>
          </table:table-cell>
          <table:table-cell table:formula="of:=ABS([.I45]-[.H45])/[.H45]" office:value-type="float" office:value="0.0715249662618084">
            <text:p>0.0715249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31">
            <text:p>731</text:p>
          </table:table-cell>
          <table:table-cell table:formula="of:=ABS([.I46]-[.H46])/[.H46]" office:value-type="float" office:value="0.107448107448107">
            <text:p>0.10744810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45">
            <text:p>845</text:p>
          </table:table-cell>
          <table:table-cell table:formula="of:=ABS([.I47]-[.H47])/[.H47]" office:value-type="float" office:value="0.0588972431077694">
            <text:p>0.0588972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384">
            <text:p>384</text:p>
          </table:table-cell>
          <table:table-cell table:formula="of:=ABS([.I48]-[.H48])/[.H48]" office:value-type="float" office:value="0.441048034934498">
            <text:p>0.44104803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672">
            <text:p>672</text:p>
          </table:table-cell>
          <table:table-cell table:formula="of:=ABS([.I49]-[.H49])/[.H49]" office:value-type="float" office:value="0.338582677165354">
            <text:p>0.3385826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38">
            <text:p>438</text:p>
          </table:table-cell>
          <table:table-cell table:formula="of:=ABS([.I50]-[.H50])/[.H50]" office:value-type="float" office:value="0.408108108108108">
            <text:p>0.4081081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33">
            <text:p>633</text:p>
          </table:table-cell>
          <table:table-cell table:formula="of:=ABS([.I51]-[.H51])/[.H51]" office:value-type="float" office:value="0.112201963534362">
            <text:p>0.1122019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10">
            <text:p>710</text:p>
          </table:table-cell>
          <table:table-cell table:formula="of:=ABS([.I52]-[.H52])/[.H52]" office:value-type="float" office:value="0.209354120267261">
            <text:p>0.2093541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21">
            <text:p>421</text:p>
          </table:table-cell>
          <table:table-cell table:formula="of:=ABS([.I53]-[.H53])/[.H53]" office:value-type="float" office:value="0.210131332082552">
            <text:p>0.21013133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23">
            <text:p>923</text:p>
          </table:table-cell>
          <table:table-cell table:formula="of:=ABS([.I54]-[.H54])/[.H54]" office:value-type="float" office:value="0.273103448275862">
            <text:p>0.27310344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03">
            <text:p>603</text:p>
          </table:table-cell>
          <table:table-cell table:formula="of:=ABS([.I55]-[.H55])/[.H55]" office:value-type="float" office:value="0.18403247631935">
            <text:p>0.1840324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00">
            <text:p>700</text:p>
          </table:table-cell>
          <table:table-cell table:formula="of:=ABS([.I56]-[.H56])/[.H56]" office:value-type="float" office:value="0.171597633136095">
            <text:p>0.17159763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00">
            <text:p>900</text:p>
          </table:table-cell>
          <table:table-cell table:formula="of:=ABS([.I57]-[.H57])/[.H57]" office:value-type="float" office:value="0.0856453558504222">
            <text:p>0.0856453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14">
            <text:p>614</text:p>
          </table:table-cell>
          <table:table-cell table:formula="of:=ABS([.I58]-[.H58])/[.H58]" office:value-type="float" office:value="0.111432706222865">
            <text:p>0.11143270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244">
            <text:p>244</text:p>
          </table:table-cell>
          <table:table-cell table:formula="of:=ABS([.I59]-[.H59])/[.H59]" office:value-type="float" office:value="0.608346709470305">
            <text:p>0.60834670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540">
            <text:p>540</text:p>
          </table:table-cell>
          <table:table-cell table:formula="of:=ABS([.I60]-[.H60])/[.H60]" office:value-type="float" office:value="0.361702127659574">
            <text:p>0.3617021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41">
            <text:p>1041</text:p>
          </table:table-cell>
          <table:table-cell table:formula="of:=ABS([.I61]-[.H61])/[.H61]" office:value-type="float" office:value="0.138949671772429">
            <text:p>0.13894967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46">
            <text:p>1146</text:p>
          </table:table-cell>
          <table:table-cell table:formula="of:=ABS([.I62]-[.H62])/[.H62]" office:value-type="float" office:value="0.152917505030181">
            <text:p>0.1529175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747">
            <text:p>747</text:p>
          </table:table-cell>
          <table:table-cell table:formula="of:=ABS([.I63]-[.H63])/[.H63]" office:value-type="float" office:value="0.212855637513172">
            <text:p>0.21285563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19">
            <text:p>919</text:p>
          </table:table-cell>
          <table:table-cell table:formula="of:=ABS([.I64]-[.H64])/[.H64]" office:value-type="float" office:value="0.231903485254692">
            <text:p>0.23190348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505">
            <text:p>505</text:p>
          </table:table-cell>
          <table:table-cell table:formula="of:=ABS([.I65]-[.H65])/[.H65]" office:value-type="float" office:value="0.448087431693989">
            <text:p>0.448087431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4">
            <text:p>14</text:p>
          </table:table-cell>
          <table:table-cell table:style-name="ce1" table:formula="of:=[.E66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45:.J65])" office:value-type="float" office:value="0.23513670195756">
            <text:p>0.235136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83">
            <text:p>783</text:p>
          </table:table-cell>
          <table:table-cell table:formula="of:=ABS([.I67]-[.H67])/[.H67]" office:value-type="float" office:value="0.559760956175299">
            <text:p>0.55976095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30">
            <text:p>1130</text:p>
          </table:table-cell>
          <table:table-cell table:formula="of:=ABS([.I68]-[.H68])/[.H68]" office:value-type="float" office:value="0.516778523489933">
            <text:p>0.5167785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26">
            <text:p>1026</text:p>
          </table:table-cell>
          <table:table-cell table:formula="of:=ABS([.I69]-[.H69])/[.H69]" office:value-type="float" office:value="0.9">
            <text:p>0.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51">
            <text:p>851</text:p>
          </table:table-cell>
          <table:table-cell table:formula="of:=ABS([.I71]-[.H71])/[.H71]" office:value-type="float" office:value="0.257016248153619">
            <text:p>0.25701624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24">
            <text:p>924</text:p>
          </table:table-cell>
          <table:table-cell table:formula="of:=ABS([.I72]-[.H72])/[.H72]" office:value-type="float" office:value="0.126829268292683">
            <text:p>0.12682926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69">
            <text:p>569</text:p>
          </table:table-cell>
          <table:table-cell table:formula="of:=ABS([.I73]-[.H73])/[.H73]" office:value-type="float" office:value="0.812101910828025">
            <text:p>0.8121019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10">
            <text:p>1010</text:p>
          </table:table-cell>
          <table:table-cell table:formula="of:=ABS([.I74]-[.H74])/[.H74]" office:value-type="float" office:value="0.203814064362336">
            <text:p>0.20381406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6">
            <text:p>906</text:p>
          </table:table-cell>
          <table:table-cell table:formula="of:=ABS([.I75]-[.H75])/[.H75]" office:value-type="float" office:value="0.551369863013699">
            <text:p>0.551369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79">
            <text:p>879</text:p>
          </table:table-cell>
          <table:table-cell table:formula="of:=ABS([.I76]-[.H76])/[.H76]" office:value-type="float" office:value="4.23214285714286">
            <text:p>4.23214285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90">
            <text:p>790</text:p>
          </table:table-cell>
          <table:table-cell table:formula="of:=ABS([.I77]-[.H77])/[.H77]" office:value-type="float" office:value="0.390845070422535">
            <text:p>0.39084507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61">
            <text:p>961</text:p>
          </table:table-cell>
          <table:table-cell table:formula="of:=ABS([.I78]-[.H78])/[.H78]" office:value-type="float" office:value="0.677137870855148">
            <text:p>0.6771378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90">
            <text:p>890</text:p>
          </table:table-cell>
          <table:table-cell table:formula="of:=ABS([.I79]-[.H79])/[.H79]" office:value-type="float" office:value="1.89902280130293">
            <text:p>1.89902280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52">
            <text:p>952</text:p>
          </table:table-cell>
          <table:table-cell table:formula="of:=ABS([.I80]-[.H80])/[.H80]" office:value-type="float" office:value="1.29951690821256">
            <text:p>1.2995169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81]-[.H81])/[.H81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74">
            <text:p>874</text:p>
          </table:table-cell>
          <table:table-cell table:formula="of:=ABS([.I82]-[.H82])/[.H82]" office:value-type="float" office:value="1.01847575057737">
            <text:p>1.0184757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44">
            <text:p>944</text:p>
          </table:table-cell>
          <table:table-cell table:formula="of:=ABS([.I83]-[.H83])/[.H83]" office:value-type="float" office:value="0.32398316970547">
            <text:p>0.32398316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26">
            <text:p>1026</text:p>
          </table:table-cell>
          <table:table-cell table:formula="of:=ABS([.I84]-[.H84])/[.H84]" office:value-type="float" office:value="0.631160572337043">
            <text:p>0.6311605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83">
            <text:p>383</text:p>
          </table:table-cell>
          <table:table-cell table:formula="of:=ABS([.I85]-[.H85])/[.H85]" office:value-type="float" office:value="0.172786177105832">
            <text:p>0.17278617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28">
            <text:p>928</text:p>
          </table:table-cell>
          <table:table-cell table:formula="of:=ABS([.I86]-[.H86])/[.H86]" office:value-type="float" office:value="0.491961414790997">
            <text:p>0.4919614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78">
            <text:p>878</text:p>
          </table:table-cell>
          <table:table-cell table:formula="of:=ABS([.I87]-[.H87])/[.H87]" office:value-type="float" office:value="1.49431818181818">
            <text:p>1.49431818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2">
            <text:p>2</text:p>
          </table:table-cell>
          <table:table-cell table:style-name="ce1" table:formula="of:=[.E88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67:.J87])" office:value-type="float" office:value="0.840309563842969">
            <text:p>0.8403095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42">
            <text:p>942</text:p>
          </table:table-cell>
          <table:table-cell table:formula="of:=ABS([.I89]-[.H89])/[.H89]" office:value-type="float" office:value="0.661375661375661">
            <text:p>0.66137566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73">
            <text:p>1073</text:p>
          </table:table-cell>
          <table:table-cell table:formula="of:=ABS([.I90]-[.H90])/[.H90]" office:value-type="float" office:value="0.785357737104825">
            <text:p>0.78535773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75">
            <text:p>975</text:p>
          </table:table-cell>
          <table:table-cell table:formula="of:=ABS([.I91]-[.H91])/[.H91]" office:value-type="float" office:value="0.779197080291971">
            <text:p>0.7791970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70">
            <text:p>870</text:p>
          </table:table-cell>
          <table:table-cell table:formula="of:=ABS([.I92]-[.H92])/[.H92]" office:value-type="float" office:value="1.03271028037383">
            <text:p>1.0327102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89">
            <text:p>989</text:p>
          </table:table-cell>
          <table:table-cell table:formula="of:=ABS([.I93]-[.H93])/[.H93]" office:value-type="float" office:value="0.347411444141689">
            <text:p>0.347411444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721210440657596">
            <text:p>0.7212104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10">
            <text:p>910</text:p>
          </table:table-cell>
          <table:table-cell table:formula="of:=ABS([.I95]-[.H95])/[.H95]" office:value-type="float" office:value="0.579861111111111">
            <text:p>0.57986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63">
            <text:p>763</text:p>
          </table:table-cell>
          <table:table-cell table:formula="of:=ABS([.I96]-[.H96])/[.H96]" office:value-type="float" office:value="0.267441860465116">
            <text:p>0.26744186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55">
            <text:p>755</text:p>
          </table:table-cell>
          <table:table-cell table:formula="of:=ABS([.I97]-[.H97])/[.H97]" office:value-type="float" office:value="0.719817767653758">
            <text:p>0.71981776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59">
            <text:p>859</text:p>
          </table:table-cell>
          <table:table-cell table:formula="of:=ABS([.I98]-[.H98])/[.H98]" office:value-type="float" office:value="0.0873417721518987">
            <text:p>0.08734177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42">
            <text:p>742</text:p>
          </table:table-cell>
          <table:table-cell table:formula="of:=ABS([.I99]-[.H99])/[.H99]" office:value-type="float" office:value="0.902564102564103">
            <text:p>0.902564102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511405322789198">
            <text:p>0.51140532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7">
            <text:p>57</text:p>
          </table:table-cell>
          <table:table-cell table:style-name="ce1" table:formula="of:=[.E101]/(4*21)" office:value-type="float" office:value="0.678571428571429">
            <text:p>0.6785714286</text:p>
          </table:table-cell>
          <table:table-cell table:number-columns-repeated="3"/>
          <table:table-cell table:formula="of:=AVERAGE([.J67:.J87];[.J45:.J65];[.J23:.J43];[.J1:.J21])" office:value-type="float" office:value="0.359697158799796">
            <text:p>0.3596971588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27:32</dc:date>
    <meta:document-statistic meta:table-count="1" meta:cell-count="991" meta:object-count="0"/>
    <meta:generator>LibreOffice/4.0.3.3$Linux_x86 LibreOffice_project/400m0$Build-3</meta:generator>
  </office:meta>
</office:document-meta>
</file>